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316b" officeooo:paragraph-rsid="0000316b"/>
    </style:style>
    <style:style style:name="P2" style:family="paragraph" style:parent-style-name="Standard">
      <style:text-properties officeooo:rsid="0000316b" officeooo:paragraph-rsid="000381a7"/>
    </style:style>
    <style:style style:name="P3" style:family="paragraph" style:parent-style-name="Standard">
      <style:text-properties officeooo:paragraph-rsid="0000316b"/>
    </style:style>
    <style:style style:name="P4" style:family="paragraph" style:parent-style-name="Standard">
      <style:text-properties officeooo:rsid="000187a4" officeooo:paragraph-rsid="000187a4"/>
    </style:style>
    <style:style style:name="P5" style:family="paragraph" style:parent-style-name="Standard">
      <style:text-properties fo:font-weight="bold" officeooo:rsid="0000316b" officeooo:paragraph-rsid="0000316b" style:font-weight-asian="bold" style:font-weight-complex="bold"/>
    </style:style>
    <style:style style:name="P6" style:family="paragraph" style:parent-style-name="Standard">
      <style:text-properties fo:font-weight="bold" officeooo:rsid="000381a7" officeooo:paragraph-rsid="000381a7" style:font-weight-asian="bold" style:font-weight-complex="bold"/>
    </style:style>
    <style:style style:name="P7" style:family="paragraph" style:parent-style-name="Standard">
      <style:text-properties fo:font-size="16pt" style:text-underline-style="solid" style:text-underline-width="auto" style:text-underline-color="font-color" fo:font-weight="bold" officeooo:rsid="0000316b" officeooo:paragraph-rsid="0000316b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style:text-underline-style="none" fo:font-weight="normal" officeooo:rsid="000522ea" officeooo:paragraph-rsid="000522ea" style:font-size-asian="16pt" style:font-weight-asian="normal" style:font-size-complex="16pt" style:font-weight-complex="normal"/>
    </style:style>
    <style:style style:name="P9" style:family="paragraph" style:parent-style-name="Standard">
      <style:text-properties officeooo:rsid="000381a7" officeooo:paragraph-rsid="000381a7"/>
    </style:style>
    <style:style style:name="P10" style:family="paragraph" style:parent-style-name="Standard">
      <style:text-properties officeooo:paragraph-rsid="000381a7"/>
    </style:style>
    <style:style style:name="P11" style:family="paragraph" style:parent-style-name="Standard">
      <style:text-properties officeooo:rsid="00084bd9" officeooo:paragraph-rsid="00084bd9"/>
    </style:style>
    <style:style style:name="P12" style:family="paragraph" style:parent-style-name="Standard">
      <style:text-properties officeooo:rsid="0000316b" officeooo:paragraph-rsid="0000316b"/>
    </style:style>
    <style:style style:name="P13" style:family="paragraph" style:parent-style-name="Standard">
      <style:text-properties officeooo:rsid="0000316b" officeooo:paragraph-rsid="000381a7"/>
    </style:style>
    <style:style style:name="P14" style:family="paragraph" style:parent-style-name="Standard">
      <style:text-properties officeooo:rsid="00084bd9" officeooo:paragraph-rsid="00084bd9"/>
    </style:style>
    <style:style style:name="P15" style:family="paragraph" style:parent-style-name="Standard">
      <style:text-properties officeooo:rsid="0009c812" officeooo:paragraph-rsid="0009c812"/>
    </style:style>
    <style:style style:name="P16" style:family="paragraph" style:parent-style-name="Standard">
      <style:text-properties officeooo:rsid="0009c812" officeooo:paragraph-rsid="000a5be0"/>
    </style:style>
    <style:style style:name="P17" style:family="paragraph" style:parent-style-name="Standard">
      <style:text-properties officeooo:paragraph-rsid="0009c812"/>
    </style:style>
    <style:style style:name="P18" style:family="paragraph" style:parent-style-name="Standard">
      <style:text-properties fo:font-weight="bold" officeooo:rsid="0009c812" officeooo:paragraph-rsid="0009c812" style:font-weight-asian="bold" style:font-weight-complex="bold"/>
    </style:style>
    <style:style style:name="T1" style:family="text">
      <style:text-properties officeooo:rsid="0000316b"/>
    </style:style>
    <style:style style:name="T2" style:family="text">
      <style:text-properties officeooo:rsid="000381a7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0316b" style:font-style-asian="italic" style:font-style-complex="italic"/>
    </style:style>
    <style:style style:name="T5" style:family="text">
      <style:text-properties officeooo:rsid="00073fd2"/>
    </style:style>
    <style:style style:name="T6" style:family="text">
      <style:text-properties officeooo:rsid="0009c812"/>
    </style:style>
    <style:style style:name="T7" style:family="text">
      <style:text-properties officeooo:rsid="000a5be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Instrucciones básicas de entrada/salida (stin/stout)</text:p>
      <text:p text:style-name="P7"/>
      <text:p text:style-name="P8">Header: stdio.h</text:p>
      <text:p text:style-name="P1"/>
      <text:p text:style-name="P5">1. Entrada – scanf</text:p>
      <text:p text:style-name="P1"/>
      <text:p text:style-name="P1">Sintaxis:</text:p>
      <text:p text:style-name="P1"/>
      <text:p text:style-name="P1">scanf(“cadena_de_texto”, &amp;var1, &amp;var2, &amp;var3…);</text:p>
      <text:p text:style-name="P3"/>
      <text:p text:style-name="P3"><text:span text:style-name="T4">cadena_de_texto</text:span><text:span text:style-name="T1"> </text:span><text:span text:style-name="T2">contiene</text:span><text:span text:style-name="T1"> caracteres de conversión que hacen referencia a las variables previamente declaradas var1, var2, var3, etc.</text:span></text:p>
      <text:p text:style-name="P1"/>
      <text:p text:style-name="P1">La función scanf busca en el dispositivo estándar de entrada (el teclado) que el usuario introduzca valores para ser asignados en las ubicaciones en la memoria asignadas a las variables. </text:p>
      <text:p text:style-name="P1"/>
      <text:p text:style-name="P1">Notar el uso del operador de re-dirección “<text:span text:style-name="T3">ampersand</text:span>”: “&amp;”.</text:p>
      <text:p text:style-name="P1"/>
      <text:p text:style-name="P5">2. Caracteres de conversión</text:p>
      <text:p text:style-name="P1"/>
      <text:p text:style-name="P1">Son cadenas de caracteres relacionadas con tipos específicos de variables que definen el formato de salida/entrada de las mismas.</text:p>
      <text:p text:style-name="P1"/>
      <text:p text:style-name="P1">%c – char (caracter)</text:p>
      <text:p text:style-name="P1">%d – int (entero)</text:p>
      <text:p text:style-name="P1">%f – float (coma flotante / decimal)</text:p>
      <text:p text:style-name="P1">%lf – double ( doble coma flotante )</text:p>
      <text:p text:style-name="P1">%s – char[] (string o cadena de caracteres)</text:p>
      <text:p text:style-name="P1">%x – entero hexadecimal</text:p>
      <text:p text:style-name="P1"/>
      <text:p text:style-name="P1"/>
      <text:p text:style-name="P6">3. Salida – printf</text:p>
      <text:p text:style-name="P9"/>
      <text:p text:style-name="P9">Sintaxis</text:p>
      <text:p text:style-name="P9"/>
      <text:p text:style-name="P9"/>
      <text:p text:style-name="P2"><text:span text:style-name="T5">print</text:span>f(“cadena_de_texto”, var1, var2, var3…);</text:p>
      <text:p text:style-name="P4"/>
      <text:p text:style-name="P10"><text:span text:style-name="T4">cadena_de_texto</text:span><text:span text:style-name="T1"> </text:span><text:span text:style-name="T2">puede incluir</text:span><text:span text:style-name="T1"> caracteres de conversión que hacen referencia a las variables previamente declaradas var1, var2, var3, etc.</text:span></text:p>
      <text:p text:style-name="P10"/>
      <text:p text:style-name="P10"><text:span text:style-name="T1">La función </text:span><text:span text:style-name="T2">printf</text:span><text:span text:style-name="T1"> </text:span><text:span text:style-name="T2">muestra</text:span><text:span text:style-name="T1"> en el dispositivo estándar de </text:span><text:span text:style-name="T2">salida</text:span><text:span text:style-name="T1"> (</text:span><text:span text:style-name="T2">la terminal</text:span><text:span text:style-name="T1">) </text:span><text:span text:style-name="T2">la cadena de caracteres y las variables que hacen referencia los caracteres de conversión.</text:span></text:p>
      <text:p text:style-name="P10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4. Ejemplos</text:p>
      <text:p text:style-name="P9"/>
      <text:p text:style-name="P9"/>
      <text:p text:style-name="P9">int A1 = 2, A2 = 10;</text:p>
      <text:p text:style-name="P9">float B1 = 14.7, B2;</text:p>
      <text:p text:style-name="P9"/>
      <text:p text:style-name="P9">printf(“Hola mundo”);</text:p>
      <text:p text:style-name="P9">printf(“\n\n%d y %d son dos enteros”, A1, A2);</text:p>
      <text:p text:style-name="P9">printf(“\n\n%f es un decimal”, B1);</text:p>
      <text:p text:style-name="P9">scanf(“%f”, &amp;B2);</text:p>
      <text:p text:style-name="P9"/>
      <text:p text:style-name="P9"/>
      <text:p text:style-name="P11">Hola mundo</text:p>
      <text:p text:style-name="P11"/>
      <text:p text:style-name="P11"/>
      <text:p text:style-name="P11">2 y 10 son dos enteros</text:p>
      <text:p text:style-name="P11"/>
      <text:p text:style-name="P11"/>
      <text:p text:style-name="P11">14.7 es un decimal</text:p>
      <text:p text:style-name="P11"/>
      <text:p text:style-name="P11"/>
      <text:p text:style-name="P11"/>
      <text:p text:style-name="P18">5. Uso avanzado de los caracteres de conversión.</text:p>
      <text:p text:style-name="P17"/>
      <text:p text:style-name="P15">5.1</text:p>
      <text:p text:style-name="P15"/>
      <text:p text:style-name="P17"><text:span text:style-name="T6">esp = 15891100;</text:span></text:p>
      <text:p text:style-name="P17"><text:span text:style-name="T6">printf(“%4d”, esp);</text:span></text:p>
      <text:p text:style-name="P2"/>
      <text:p text:style-name="P15">Muestra sólo los primeros 4 espacios de la cifra almacenado como “esp”:</text:p>
      <text:p text:style-name="P15"/>
      <text:p text:style-name="P15">1589</text:p>
      <text:p text:style-name="P15"/>
      <text:p text:style-name="P15">-----------------------------------</text:p>
      <text:p text:style-name="P15"/>
      <text:p text:style-name="P15">5.2</text:p>
      <text:p text:style-name="P15"/>
      <text:p text:style-name="P16">scanf(“%3f”, <text:span text:style-name="T7">&amp;</text:span>equis);</text:p>
      <text:p text:style-name="P15"/>
      <text:p text:style-name="P15">Si se typea en el teclado 198.77, sólo almacenará en la memoria “198”</text:p>
      <text:p text:style-name="P15"/>
      <text:p text:style-name="P15">-----------------------------------</text:p>
      <text:p text:style-name="P15"/>
      <text:p text:style-name="P15">5.3</text:p>
      <text:p text:style-name="P15"/>
      <text:p text:style-name="P15">ZETA = 128.77483;</text:p>
      <text:p text:style-name="P15">printf(“%6.2lf”, ZETA);</text:p>
      <text:p text:style-name="P15"/>
      <text:p text:style-name="P15">Imprime en la terminal los 6 primeros espacios (punto incluído) con 2 decimales: </text:p>
      <text:p text:style-name="P15"/>
      <text:p text:style-name="P15">128.77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6T12:41:48.417000000</meta:creation-date>
    <dc:date>2020-09-02T13:10:32.403000000</dc:date>
    <meta:editing-duration>PT50M43S</meta:editing-duration>
    <meta:editing-cycles>10</meta:editing-cycles>
    <meta:generator>LibreOffice/7.0.0.3$Windows_X86_64 LibreOffice_project/8061b3e9204bef6b321a21033174034a5e2ea88e</meta:generator>
    <meta:document-statistic meta:table-count="0" meta:image-count="0" meta:object-count="0" meta:page-count="2" meta:paragraph-count="47" meta:word-count="283" meta:character-count="1898" meta:non-whitespace-character-count="1652"/>
  </office:meta>
</office:document-meta>
</file>